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7.6833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15d99"/>
    </style:style>
    <style:style style:name="P3" style:family="paragraph" style:parent-style-name="Standard">
      <style:text-properties style:font-name="Liberation Mono" officeooo:rsid="00172df5" officeooo:paragraph-rsid="00172df5"/>
    </style:style>
    <style:style style:name="P4" style:family="paragraph" style:parent-style-name="Standard">
      <style:text-properties style:font-name="Liberation Mono" officeooo:paragraph-rsid="001c2c56"/>
    </style:style>
    <style:style style:name="P5" style:family="paragraph" style:parent-style-name="Standard">
      <style:text-properties style:font-name="Liberation Mono" officeooo:rsid="00245d74" officeooo:paragraph-rsid="00245d74"/>
    </style:style>
    <style:style style:name="P6" style:family="paragraph" style:parent-style-name="Standard">
      <style:text-properties style:font-name="Liberation Mono" officeooo:rsid="00245d74" officeooo:paragraph-rsid="002654c6"/>
    </style:style>
    <style:style style:name="P7" style:family="paragraph" style:parent-style-name="Standard">
      <style:text-properties style:font-name="Liberation Mono" officeooo:rsid="00245d74" officeooo:paragraph-rsid="0029fef0"/>
    </style:style>
    <style:style style:name="P8" style:family="paragraph" style:parent-style-name="Standard">
      <style:text-properties style:font-name="Liberation Mono" officeooo:rsid="00245d74" officeooo:paragraph-rsid="002ff6a5"/>
    </style:style>
    <style:style style:name="P9" style:family="paragraph" style:parent-style-name="Standard">
      <style:text-properties style:font-name="Liberation Mono" officeooo:rsid="00245d74" officeooo:paragraph-rsid="00388780"/>
    </style:style>
    <style:style style:name="P10" style:family="paragraph" style:parent-style-name="Standard">
      <style:text-properties style:font-name="Liberation Mono" officeooo:rsid="002ff6a5" officeooo:paragraph-rsid="002ff6a5"/>
    </style:style>
    <style:style style:name="P11" style:family="paragraph" style:parent-style-name="Standard">
      <style:text-properties fo:font-weight="bold" officeooo:rsid="0010a97d" officeooo:paragraph-rsid="0010a97d" style:font-weight-asian="bold" style:font-weight-complex="bold"/>
    </style:style>
    <style:style style:name="P12" style:family="paragraph" style:parent-style-name="Standard">
      <style:text-properties fo:font-weight="bold" officeooo:rsid="0010a97d" officeooo:paragraph-rsid="0012b9b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officeooo:rsid="00115d99" officeooo:paragraph-rsid="00115d99"/>
    </style:style>
    <style:style style:name="P15" style:family="paragraph" style:parent-style-name="Standard">
      <style:text-properties fo:color="#2a6099" style:font-name="Liberation Mono"/>
    </style:style>
    <style:style style:name="P16" style:family="paragraph" style:parent-style-name="Standard">
      <style:text-properties fo:color="#2a6099" style:font-name="Liberation Mono" officeooo:paragraph-rsid="00172df5"/>
    </style:style>
    <style:style style:name="P17" style:family="paragraph" style:parent-style-name="Standard">
      <style:text-properties officeooo:paragraph-rsid="001c2c56"/>
    </style:style>
    <style:style style:name="P18" style:family="paragraph" style:parent-style-name="Standard">
      <style:text-properties officeooo:paragraph-rsid="00245d74"/>
    </style:style>
    <style:style style:name="P19" style:family="paragraph" style:parent-style-name="Standard">
      <style:text-properties style:font-name="Liberation Mono" officeooo:rsid="00245d74" officeooo:paragraph-rsid="002ff6a5"/>
    </style:style>
    <style:style style:name="P20" style:family="paragraph" style:parent-style-name="Standard">
      <style:text-properties style:font-name="Liberation Mono" officeooo:rsid="00245d74" officeooo:paragraph-rsid="0044ef4a"/>
    </style:style>
    <style:style style:name="P21" style:family="paragraph" style:parent-style-name="Standard">
      <style:text-properties officeooo:rsid="00115d99" officeooo:paragraph-rsid="00115d99"/>
    </style:style>
    <style:style style:name="P22" style:family="paragraph" style:parent-style-name="Standard">
      <style:text-properties style:font-name="Georgia" officeooo:rsid="00115d99" officeooo:paragraph-rsid="00115d99"/>
    </style:style>
    <style:style style:name="P23" style:family="paragraph" style:parent-style-name="Standard">
      <style:text-properties style:font-name="Georgia" officeooo:rsid="0047ec45" officeooo:paragraph-rsid="0047ec45"/>
    </style:style>
    <style:style style:name="P24" style:family="paragraph" style:parent-style-name="Standard">
      <style:text-properties style:font-name="Georgia" fo:font-weight="bold" officeooo:rsid="00490f21" officeooo:paragraph-rsid="00490f21" style:font-weight-asian="bold" style:font-weight-complex="bold"/>
    </style:style>
    <style:style style:name="P25" style:family="paragraph" style:parent-style-name="Standard">
      <style:text-properties style:font-name="Georgia" officeooo:rsid="00490f21" officeooo:paragraph-rsid="00490f21"/>
    </style:style>
    <style:style style:name="P26" style:family="paragraph" style:parent-style-name="Table_20_Contents">
      <style:text-properties style:font-name="Georgia"/>
    </style:style>
    <style:style style:name="P27" style:family="paragraph" style:parent-style-name="Table_20_Contents">
      <style:text-properties style:font-name="Georgia" officeooo:paragraph-rsid="004aafda"/>
    </style:style>
    <style:style style:name="P28" style:family="paragraph" style:parent-style-name="Table_20_Contents">
      <style:text-properties style:font-name="Georgia" officeooo:paragraph-rsid="004b9908"/>
    </style:style>
    <style:style style:name="T1" style:family="text">
      <style:text-properties officeooo:rsid="0010a97d"/>
    </style:style>
    <style:style style:name="T2" style:family="text">
      <style:text-properties officeooo:rsid="00115d99"/>
    </style:style>
    <style:style style:name="T3" style:family="text">
      <style:text-properties style:font-name="Liberation Mono"/>
    </style:style>
    <style:style style:name="T4" style:family="text">
      <style:text-properties officeooo:rsid="00162657"/>
    </style:style>
    <style:style style:name="T5" style:family="text">
      <style:text-properties officeooo:rsid="00172df5"/>
    </style:style>
    <style:style style:name="T6" style:family="text">
      <style:text-properties officeooo:rsid="00189212"/>
    </style:style>
    <style:style style:name="T7" style:family="text">
      <style:text-properties officeooo:rsid="00199cbe"/>
    </style:style>
    <style:style style:name="T8" style:family="text">
      <style:text-properties officeooo:rsid="001a4f3c"/>
    </style:style>
    <style:style style:name="T9" style:family="text">
      <style:text-properties officeooo:rsid="001c2c56"/>
    </style:style>
    <style:style style:name="T10" style:family="text">
      <style:text-properties officeooo:rsid="001e0a02"/>
    </style:style>
    <style:style style:name="T11" style:family="text">
      <style:text-properties fo:color="#2a6099" style:font-name="Courier New" officeooo:rsid="0042bed4"/>
    </style:style>
    <style:style style:name="T12" style:family="text">
      <style:text-properties officeooo:rsid="001f0431"/>
    </style:style>
    <style:style style:name="T13" style:family="text">
      <style:text-properties officeooo:rsid="0020fa0e"/>
    </style:style>
    <style:style style:name="T14" style:family="text">
      <style:text-properties officeooo:rsid="00245d74"/>
    </style:style>
    <style:style style:name="T15" style:family="text">
      <style:text-properties officeooo:rsid="002e9859"/>
    </style:style>
    <style:style style:name="T16" style:family="text">
      <style:text-properties officeooo:rsid="00317d8c"/>
    </style:style>
    <style:style style:name="T17" style:family="text">
      <style:text-properties officeooo:rsid="0037045a"/>
    </style:style>
    <style:style style:name="T18" style:family="text">
      <style:text-properties officeooo:rsid="00385367"/>
    </style:style>
    <style:style style:name="T19" style:family="text">
      <style:text-properties officeooo:rsid="00388780"/>
    </style:style>
    <style:style style:name="T20" style:family="text">
      <style:text-properties officeooo:rsid="003a2a10"/>
    </style:style>
    <style:style style:name="T21" style:family="text">
      <style:text-properties officeooo:rsid="003a6c53"/>
    </style:style>
    <style:style style:name="T22" style:family="text">
      <style:text-properties officeooo:rsid="003b8c7d"/>
    </style:style>
    <style:style style:name="T23" style:family="text">
      <style:text-properties officeooo:rsid="003f4b4e"/>
    </style:style>
    <style:style style:name="T24" style:family="text">
      <style:text-properties officeooo:rsid="0042bed4"/>
    </style:style>
    <style:style style:name="T25" style:family="text">
      <style:text-properties officeooo:rsid="0044ef4a"/>
    </style:style>
    <style:style style:name="T26" style:family="text">
      <style:text-properties officeooo:rsid="00490f21"/>
    </style:style>
    <style:style style:name="T27" style:family="text">
      <style:text-properties officeooo:rsid="004aafda"/>
    </style:style>
    <style:style style:name="T28" style:family="text">
      <style:text-properties officeooo:rsid="004b9908"/>
    </style:style>
    <style:style style:name="T29" style:family="text">
      <style:text-properties officeooo:rsid="004bba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Core">Plan for creating a camera for the video game</text:span></text:p>
      <text:p text:style-name="Standard"><text:span text:style-name="Core">We want a first person camera. Unfortunately, OpenGL does not have the concept of a camera. OpenGL only has a fixed viewport. Thus, to create camera-like movement, OpenGL forces us to move the entire world. However, we want more than just camera-like movement. We want to implement an high-level object to act as a real-life camera. The camera should have a location, direction, focal length, near clipping distance, far clipping distance, and a name. We should be able to switch between which cameras to render from at will. The camera object will simply be a class to store and manipulate</text:span></text:p>
      <text:p text:style-name="Standard"><text:span text:style-name="Core">the camera properties as variables.</text:span></text:p>
      <text:p text:style-name="Standard"><text:span text:style-name="Core"/></text:p>
      <text:p text:style-name="Standard"><text:span text:style-name="Core">To accomplish this, we first need a window with a gameloop to take in user keyboard and mouse input. Keyboard input must include special keys, and mouse input must include buttons and the scroll wheel.</text:span></text:p>
      <text:p text:style-name="Standard"><text:span text:style-name="Core"/></text:p>
      <text:p text:style-name="Standard"><text:span text:style-name="Core">The main function will include the creation of a GameEngine object on the stack. The GameEngine object will have a function called start() that will initialize and start the game engine. If initialization fails, the start function will print out an error message. The start function will be a void function to make the main function as simple as possible.</text:span></text:p>
      <text:p text:style-name="Standard"><text:span text:style-name="Core"/></text:p>
      <text:p text:style-name="P11"><text:span text:style-name="Core">Pseudocode</text:span></text:p>
      <table:table table:name="Table1" table:style-name="Table1">
        <table:table-column table:style-name="Table1.A"/>
        <table:table-row>
          <table:table-cell table:style-name="Table1.A1" office:value-type="string">
            <text:p text:style-name="P1"><text:span text:style-name="Code_20_Comment">/******************************************************************</text:span></text:p>
            <text:p text:style-name="P1"><text:span text:style-name="Code_20_Comment">** </text:span><text:span text:style-name="Code_20_Comment"><text:span text:style-name="T9">Description: This is the beginning of the program. This must</text:span></text:span></text:p>
            <text:p text:style-name="P4"><text:span text:style-name="Code_20_Comment">** </text:span><text:span text:style-name="Code_20_Comment"><text:span text:style-name="T9">be kept as simple in order to keep as many things</text:span></text:span><text:span text:style-name="Code_20_Comment"> </text:span><text:span text:style-name="Code_20_Comment"><text:span text:style-name="T9">organized into</text:span></text:span></text:p>
            <text:p text:style-name="P4"><text:span text:style-name="Code_20_Comment"><text:span text:style-name="T9">** classes as possible. This function will only create the </text:span></text:span></text:p>
            <text:p text:style-name="P4"><text:span text:style-name="Code_20_Comment">** </text:span><text:span text:style-name="Code_20_Comment"><text:span text:style-name="T10">GameEngine object on the stack and run the start function.</text:span></text:span></text:p>
            <text:p text:style-name="P17"><text:span text:style-name="Code_20_Comment">** </text:span><text:span text:style-name="Code_20_Comment"><text:span text:style-name="T10">Inputs: Standard int argc and char** argv command line arguments</text:span></text:span></text:p>
            <text:p text:style-name="P4"><text:span text:style-name="Code_20_Comment">** </text:span><text:span text:style-name="Code_20_Comment"><text:span text:style-name="T10">Ouputs: None</text:span></text:span></text:p>
            <text:p text:style-name="P4"><text:span text:style-name="Code_20_Comment">** </text:span><text:span text:style-name="Code_20_Comment"><text:span text:style-name="T10">Preconditions: none</text:span></text:span></text:p>
            <text:p text:style-name="P4"><text:span text:style-name="Code_20_Comment">** </text:span><text:span text:style-name="Code_20_Comment"><text:span text:style-name="T10">Postconditions: Game ends</text:span></text:span></text:p>
            <text:p text:style-name="P1"><text:span text:style-name="Code_20_Comment">******************************************************************/</text:span></text:p>
            <text:p text:style-name="P1"><text:span text:style-name="Code">main {</text:span></text:p>
            <text:p text:style-name="P1"><text:span text:style-name="Code"><text:tab/>GameEngine engine</text:span></text:p>
            <text:p text:style-name="P1"><text:span text:style-name="Code"><text:tab/>engine.start()</text:span></text:p>
            <text:p text:style-name="P1"><text:span text:style-name="Code"><text:tab/>return 0</text:span></text:p>
            <text:p text:style-name="P1"><text:span text:style-name="Code">}</text:span></text:p>
          </table:table-cell>
        </table:table-row>
      </table:table>
      <text:p text:style-name="Standard"><text:span text:style-name="Core"/></text:p>
      <text:p text:style-name="Standard"><text:span text:style-name="Core">The GameEngine object will need functions to initialize the window and OpenGL. When initializing the Window, </text:span><text:span text:style-name="Core"><text:span text:style-name="T21">the OpenGL context must also be initialized with it for better organization</text:span></text:span><text:span text:style-name="Core">. </text:span></text:p>
      <text:p text:style-name="Standard"><text:span text:style-name="Core"/></text:p>
      <text:p text:style-name="P11"><text:span text:style-name="Core">Pseudocode</text:span></text:p>
      <table:table table:name="Table2" table:style-name="Table2">
        <table:table-column table:style-name="Table2.A"/>
        <table:table-row table:style-name="Table2.1">
          <table:table-cell table:style-name="Table2.A1" office:value-type="string">
            <text:p text:style-name="P1"><text:span text:style-name="Code_20_Comment">/*****************************************************************</text:span></text:p>
            <text:p text:style-name="P1"><text:span text:style-name="Code_20_Comment">** </text:span><text:span text:style-name="Code_20_Comment"><text:span text:style-name="T7">Description: Defines the GameEngine class. This class will</text:span></text:span></text:p>
            <text:p text:style-name="P1"><text:span text:style-name="Code_20_Comment">** </text:span><text:span text:style-name="Code_20_Comment"><text:span text:style-name="T7">handle the rendering loop, the tickrate, and the windowing </text:span></text:span></text:p>
            <text:p text:style-name="P1"><text:span text:style-name="Code_20_Comment">** </text:span><text:span text:style-name="Code_20_Comment"><text:span text:style-name="T8">system.</text:span></text:span></text:p>
            <text:p text:style-name="P1"><text:span text:style-name="Code_20_Comment">*****************************************************************/</text:span></text:p>
            <text:p text:style-name="P1"><text:span text:style-name="Code">class GameEngine {</text:span></text:p>
            <text:p text:style-name="P1"><text:span text:style-name="Code"><text:tab/>private:</text:span></text:p>
            <text:p text:style-name="P1"><text:soft-page-break/><text:span text:style-name="Code"><text:tab/><text:tab/>glfwWindow window</text:span></text:p>
            <text:p text:style-name="P1"><text:tab/><text:tab/><text:span text:style-name="Code_20_Comment">// pointer to a Scene object dynamically allocated</text:span></text:p>
            <text:p text:style-name="P1"><text:span text:style-name="Code"><text:tab/><text:tab/>Scene *scene</text:span></text:p>
            <text:p text:style-name="P1"><text:tab/><text:tab/><text:span text:style-name="Code_20_Comment">// array holding the state </text:span><text:span text:style-name="Code_20_Comment"><text:span text:style-name="T1">of </text:span></text:span><text:span text:style-name="Code_20_Comment">keys (pressed/not pressed)</text:span></text:p>
            <text:p text:style-name="P1"><text:span text:style-name="Code"><text:tab/><text:tab/>bool *key</text:span></text:p>
            <text:p text:style-name="P1"><text:span text:style-name="Code"><text:tab/>public:</text:span></text:p>
            <text:p text:style-name="Standard"><text:span text:style-name="T3"><text:tab/><text:tab/></text:span><text:span text:style-name="Code_20_Comment">// Constructor and </text:span><text:span text:style-name="Code_20_Comment"><text:span text:style-name="T2">destructor</text:span></text:span></text:p>
            <text:p text:style-name="P1"><text:span text:style-name="Code"><text:tab/><text:tab/>GameEngine()</text:span></text:p>
            <text:p text:style-name="P1"><text:span text:style-name="Code"><text:tab/><text:tab/>~GameEngine()</text:span></text:p>
            <text:p text:style-name="P1"><text:span text:style-name="Code"><text:tab/><text:tab/>void start();</text:span></text:p>
            <text:p text:style-name="P1"><text:tab/><text:tab/><text:span text:style-name="Code_20_Comment">// functions return integers signifying their success</text:span></text:p>
            <text:p text:style-name="P1"><text:span text:style-name="Code_20_Comment"><text:tab/><text:tab/>// 0 </text:span><text:span text:style-name="Code_20_Comment"><text:span text:style-name="T2">= </text:span></text:span><text:span text:style-name="Code_20_Comment">complete success, anything else is an error</text:span></text:p>
            <text:p text:style-name="P1"><text:span text:style-name="Code"><text:tab/><text:tab/>int initialize_window();</text:span></text:p>
            <text:p text:style-name="P1"><text:span text:style-name="Code"><text:tab/><text:tab/>int load_scene(filepath_to_directory_with_scene_data);</text:span></text:p>
            <text:p text:style-name="P1"><text:span text:style-name="Code"><text:tab/><text:tab/>void game_loop();</text:span></text:p>
            <text:p text:style-name="P1"><text:span text:style-name="Code"><text:tab/><text:tab/>int process_input();</text:span></text:p>
            <text:p text:style-name="P1"><text:span text:style-name="Code"><text:tab/><text:tab/>int update();</text:span></text:p>
            <text:p text:style-name="P1"><text:span text:style-name="Code"><text:tab/><text:tab/>void shutdown();</text:span></text:p>
            <text:p text:style-name="P1"><text:span text:style-name="Code"><text:tab/><text:tab/>void process_keyboard_input(window);</text:span></text:p>
            <text:p text:style-name="P1"><text:tab/><text:tab/><text:span text:style-name="Code_20_Comment">// Handles mouse cursor position</text:span> </text:p>
            <text:p text:style-name="P1"><text:span text:style-name="Code"><text:tab/><text:tab/>void mouse_callback(window, double xpos, double ypos)</text:span></text:p>
            <text:p text:style-name="P1"><text:tab/><text:tab/><text:span text:style-name="Code_20_Comment">// Handles mouse scroll wheel to zoom camera</text:span></text:p>
            <text:p text:style-name="P2"><text:span text:style-name="Code"><text:tab/><text:tab/>void scroll_callback(</text:span></text:p>
            <text:p text:style-name="P2"><text:span text:style-name="Code"><text:tab/><text:tab/><text:tab/><text:tab/><text:tab/>window, double xoffset, double yoffset);</text:span></text:p>
            <text:p text:style-name="P1">};</text:p>
            <text:p text:style-name="P1"/>
            <text:p text:style-name="P1"/>
            <text:p text:style-name="P1"><text:span text:style-name="Code_20_Comment">/*****************************************************************</text:span></text:p>
            <text:p text:style-name="P1"><text:span text:style-name="Code_20_Comment">** </text:span><text:span text:style-name="Code_20_Comment"><text:span text:style-name="T14">Description: Starts the game engine and begins the game.</text:span></text:span></text:p>
            <text:p text:style-name="P1"><text:span text:style-name="Code_20_Comment">** </text:span><text:span text:style-name="Code_20_Comment"><text:span text:style-name="T24">Parameters: None</text:span></text:span></text:p>
            <text:p text:style-name="P1"><text:span text:style-name="Code_20_Comment">** </text:span><text:span text:style-name="Code_20_Comment"><text:span text:style-name="T24">Inputs: None</text:span></text:span></text:p>
            <text:p text:style-name="Standard"><text:span text:style-name="Code_20_Comment">** </text:span><text:span text:style-name="Code_20_Comment"><text:span text:style-name="T24">Outputs: </text:span></text:span><text:span text:style-name="Code_20_Comment"><text:span text:style-name="T11">Game started and handed to game loop</text:span></text:span></text:p>
            <text:p text:style-name="P1"><text:span text:style-name="Code_20_Comment">*****************************************************************/</text:span></text:p>
            <text:p text:style-name="P18"><text:span text:style-name="Code"><text:span text:style-name="T14">void start () {</text:span></text:span></text:p>
            <text:p text:style-name="P18"><text:span text:style-name="Code"><text:tab/></text:span><text:span text:style-name="Code_20_Comment">// </text:span><text:span text:style-name="Code_20_Comment"><text:span text:style-name="T20">Create window with OpenGL context</text:span></text:span></text:p>
            <text:p text:style-name="P5"><text:span text:style-name="Code"><text:tab/></text:span><text:span text:style-name="Code"><text:span text:style-name="T17">if (initialize_window() != 0) {</text:span></text:span></text:p>
            <text:p text:style-name="P9"><text:span text:style-name="Code"><text:span text:style-name="T19"><text:tab/><text:tab/>return -1;</text:span></text:span></text:p>
            <text:p text:style-name="P9"><text:span text:style-name="Code"><text:span text:style-name="T19"><text:tab/>}</text:span></text:span></text:p>
            <text:p text:style-name="P9"><text:span text:style-name="Code"><text:tab/></text:span><text:span text:style-name="Code_20_Comment">// </text:span><text:span text:style-name="Code_20_Comment"><text:span text:style-name="T23">Enable default and global OpenGL settings</text:span></text:span><text:span text:style-name="Code"><text:span text:style-name="T23"><text:line-break/><text:tab/>global_opengl_settings();</text:span></text:span></text:p>
            <text:p text:style-name="P5"><text:span text:style-name="Code">}</text:span></text:p>
            <text:p text:style-name="P5"><text:span text:style-name="Code"/></text:p>
            <text:p text:style-name="P5"><text:span text:style-name="Code"/></text:p>
            <text:p text:style-name="P5"><text:span text:style-name="Code_20_Comment">/*****************************************************************</text:span></text:p>
            <text:p text:style-name="P5"><text:span text:style-name="Code_20_Comment">** </text:span><text:span text:style-name="Code_20_Comment"><text:span text:style-name="T15">Description: Creates a window with the proper OpenGL context.</text:span></text:span></text:p>
            <text:p text:style-name="P5"><text:span text:style-name="Code_20_Comment">** </text:span><text:span text:style-name="Code_20_Comment"><text:span text:style-name="T16">Parameters: None</text:span></text:span></text:p>
            <text:p text:style-name="P5"><text:span text:style-name="Code_20_Comment">** </text:span><text:span text:style-name="Code_20_Comment"><text:span text:style-name="T16">Inputs: The window</text:span></text:span></text:p>
            <text:p text:style-name="P5"><text:span text:style-name="Code_20_Comment">** </text:span><text:span text:style-name="Code_20_Comment"><text:span text:style-name="T16">Outputs: The window</text:span></text:span></text:p>
            <text:p text:style-name="P5"><text:span text:style-name="Code_20_Comment">** </text:span><text:span text:style-name="Code_20_Comment"><text:span text:style-name="T16">Preconditions: A window pointer must already be created</text:span></text:span></text:p>
            <text:p text:style-name="P5"><text:soft-page-break/><text:span text:style-name="Code_20_Comment">** </text:span><text:span text:style-name="Code_20_Comment"><text:span text:style-name="T16">Postconditions: The window now has the proper OpenGL context.</text:span></text:span></text:p>
            <text:p text:style-name="P5"><text:span text:style-name="Code_20_Comment">*****************************************************************/</text:span></text:p>
            <text:p text:style-name="P10"><text:span text:style-name="Code">int initialize_window () {</text:span></text:p>
            <text:p text:style-name="P8"><text:span text:style-name="Code"><text:tab/>glfwInit();</text:span></text:p>
            <text:p text:style-name="P5"><text:span text:style-name="Code"><text:tab/>glfwWindowHint(GLFW_CONTEXT_VERSION_MAJOR, 3);</text:span></text:p>
            <text:p text:style-name="P5"><text:span text:style-name="Code"><text:tab/>glfwWindowHint(GLFW_CONTEXT_VERSION_MINOR, 3);</text:span></text:p>
            <text:p text:style-name="P5"><text:span text:style-name="Code"><text:tab/>glfwWindowHint(GLFW_OPENGL_PROFILE, GLFW_OPENGL_CORE_PROFILE);</text:span></text:p>
            <text:p text:style-name="P5"><text:span text:style-name="Code"/></text:p>
            <text:p text:style-name="P5"><text:span text:style-name="Code"><text:tab/>#ifdef __APPLE__</text:span></text:p>
            <text:p text:style-name="P5"><text:span text:style-name="Code"><text:tab/>glfwWindowHint(GLFW_OPENGL_FORWARD_COMPAT, GL_TRUE);</text:span></text:p>
            <text:p text:style-name="P5"><text:span text:style-name="Code"><text:tab/>#endif</text:span></text:p>
            <text:p text:style-name="P5"><text:span text:style-name="Code"/></text:p>
            <text:p text:style-name="P5"><text:tab/><text:span text:style-name="Code_20_Comment">// glfw window creation</text:span></text:p>
            <text:p text:style-name="P6"><text:tab/><text:span text:style-name="Code">GLFWwindow* window = glfwCreateWindow(</text:span></text:p>
            <text:p text:style-name="P6"><text:span text:style-name="Code"><text:tab/><text:tab/><text:tab/>SCR_WIDTH, SCR_HEIGHT, "LearnOpenGL", NULL, NULL);</text:span></text:p>
            <text:p text:style-name="P5"><text:span text:style-name="Code"><text:tab/>if (window == NULL)</text:span></text:p>
            <text:p text:style-name="P5"><text:span text:style-name="Code"><text:tab/>{</text:span></text:p>
            <text:p text:style-name="P5"><text:span text:style-name="Code"><text:tab/><text:tab/>std::cout &lt;&lt; "Failed to create GLFW window" &lt;&lt; std::endl;</text:span></text:p>
            <text:p text:style-name="P5"><text:span text:style-name="Code"><text:tab/><text:tab/>glfwTerminate();</text:span></text:p>
            <text:p text:style-name="P5"><text:span text:style-name="Code"><text:tab/><text:tab/>return -</text:span><text:span text:style-name="Code"><text:span text:style-name="T18">1</text:span></text:span><text:span text:style-name="Code">;</text:span></text:p>
            <text:p text:style-name="P5"><text:span text:style-name="Code"><text:tab/>}</text:span></text:p>
            <text:p text:style-name="P5"><text:span text:style-name="Code"><text:tab/>glfwMakeContextCurrent(window);</text:span></text:p>
            <text:p text:style-name="P7"><text:span text:style-name="Code"><text:tab/>glfwSetFramebufferSizeCallback(</text:span></text:p>
            <text:p text:style-name="P7"><text:span text:style-name="Code"><text:tab/><text:tab/>window,framebuffer_size_callback);</text:span></text:p>
            <text:p text:style-name="P5"><text:span text:style-name="Code"><text:tab/>glfwSetCursorPosCallback(window, mouse_callback);</text:span></text:p>
            <text:p text:style-name="P5"><text:span text:style-name="Code"><text:tab/>glfwSetScrollCallback(window, scroll_callback);</text:span></text:p>
            <text:p text:style-name="P5"><text:span text:style-name="Code"/></text:p>
            <text:p text:style-name="P5"><text:tab/><text:span text:style-name="Code_20_Comment">// tell GLFW to capture our mouse</text:span></text:p>
            <text:p text:style-name="P5"><text:span text:style-name="Code"><text:tab/>glfwSetInputMode(window, GLFW_CURSOR, GLFW_CURSOR_DISABLED);</text:span></text:p>
            <text:p text:style-name="P5"><text:span text:style-name="Code"/></text:p>
            <text:p text:style-name="P5"><text:tab/><text:span text:style-name="Code_20_Comment">// glad: load all OpenGL function pointers</text:span></text:p>
            <text:p text:style-name="P5"><text:span text:style-name="Code"><text:tab/>if (!gladLoadGLLoader((GLADloadproc)glfwGetProcAddress))</text:span></text:p>
            <text:p text:style-name="P5"><text:span text:style-name="Code"><text:tab/>{</text:span></text:p>
            <text:p text:style-name="P5"><text:span text:style-name="Code"><text:tab/><text:tab/>std::cout &lt;&lt; "Failed to initialize GLAD" &lt;&lt; std::endl;</text:span></text:p>
            <text:p text:style-name="P5"><text:span text:style-name="Code"><text:tab/><text:tab/>return -1;</text:span></text:p>
            <text:p text:style-name="P8"><text:span text:style-name="Code"><text:tab/>}</text:span></text:p>
            <text:p text:style-name="P8"><text:span text:style-name="Code_20_Comment"><text:tab/>// </text:span><text:span text:style-name="Code_20_Comment"><text:span text:style-name="T17">Window successfully created</text:span></text:span></text:p>
            <text:p text:style-name="P8"><text:span text:style-name="Code"><text:tab/></text:span><text:span text:style-name="Code"><text:span text:style-name="T17">return 0;</text:span></text:span></text:p>
            <text:p text:style-name="P8"><text:span text:style-name="Code"><text:tab/></text:span></text:p>
            <text:p text:style-name="P8"><text:span text:style-name="Code"><text:tab/></text:span><text:span text:style-name="Code_20_Comment">// </text:span><text:span text:style-name="Code_20_Comment"><text:span text:style-name="T25">Enable global and default OpenGL settings</text:span></text:span></text:p>
            <text:p text:style-name="P20"><text:span text:style-name="Code"><text:tab/></text:span><text:span text:style-name="Code"><text:span text:style-name="T22">glEnable(GL_DEPTH_TEST);</text:span></text:span></text:p>
            <text:p text:style-name="P8"><text:span text:style-name="Code"/></text:p>
            <text:p text:style-name="P10"><text:span text:style-name="Code">}</text:span></text:p>
            <text:p text:style-name="P1"><text:span text:style-name="Code"/></text:p>
            <text:p text:style-name="P1"/>
            <text:p text:style-name="P15"><text:span text:style-name="Code_20_Comment">/*****************************************************************</text:span></text:p>
            <text:p text:style-name="P16"><text:span text:style-name="Code_20_Comment">** </text:span><text:span text:style-name="Code_20_Comment"><text:span text:style-name="T5">Description: Loads a new scene on the heap, sets the current</text:span></text:span></text:p>
            <text:p text:style-name="P16"><text:span text:style-name="Code_20_Comment">** </text:span><text:span text:style-name="Code_20_Comment"><text:span text:style-name="T5">scene to the newly allocated one, and deallocates the old one.</text:span></text:span></text:p>
            <text:p text:style-name="P16"><text:span text:style-name="Code_20_Comment">** </text:span><text:span text:style-name="Code_20_Comment"><text:span text:style-name="T5">Inputs: A filepath to the directory holding the new scene</text:span></text:span></text:p>
            <text:p text:style-name="P16"><text:soft-page-break/><text:span text:style-name="Code_20_Comment">** </text:span><text:span text:style-name="Code_20_Comment"><text:span text:style-name="T5">Ouputs: None</text:span></text:span></text:p>
            <text:p text:style-name="P16"><text:span text:style-name="Code_20_Comment">** </text:span><text:span text:style-name="Code_20_Comment"><text:span text:style-name="T5">Preconditions: None</text:span></text:span></text:p>
            <text:p text:style-name="P16"><text:span text:style-name="Code_20_Comment">** </text:span><text:span text:style-name="Code_20_Comment"><text:span text:style-name="T6">Postconditions: The new scene has been loaded</text:span></text:span></text:p>
            <text:p text:style-name="P15"><text:span text:style-name="Code_20_Comment">*****************************************************************/</text:span></text:p>
            <text:p text:style-name="P1"><text:span text:style-name="Code">int load_scene (filepath_to_directory_of_new_scene) {</text:span></text:p>
            <text:p text:style-name="P1"><text:tab/><text:span text:style-name="Code_20_Comment">// Load new scene</text:span></text:p>
            <text:p text:style-name="P1"><text:span text:style-name="Code"><text:tab/>Scene *new_scene = new Scene()</text:span></text:p>
            <text:p text:style-name="P1"><text:span text:style-name="Code"><text:tab/>new_scene.load_scene(filepath_to_directory_of_new_scene)</text:span></text:p>
            <text:p text:style-name="P1"><text:tab/><text:span text:style-name="Code_20_Comment">// delete old scene and replace with new one </text:span><text:span text:style-name="Code_20_Comment"><text:span text:style-name="T5">if one exists</text:span></text:span></text:p>
            <text:p text:style-name="P1"><text:span text:style-name="Code"><text:tab/></text:span><text:span text:style-name="Code"><text:span text:style-name="T5">if (scene != NULL) {</text:span></text:span></text:p>
            <text:p text:style-name="P1"><text:span text:style-name="Code"><text:tab/><text:tab/>delete scene</text:span></text:p>
            <text:p text:style-name="P1"><text:span text:style-name="Code"><text:tab/><text:tab/></text:span><text:span text:style-name="Code"><text:span text:style-name="T6">scene = NULL</text:span></text:span></text:p>
            <text:p text:style-name="P3"><text:span text:style-name="Code"><text:tab/>}</text:span></text:p>
            <text:p text:style-name="P1"><text:span text:style-name="Code"><text:tab/>scene = new_scene</text:span></text:p>
            <text:p text:style-name="P1"><text:span text:style-name="Code">}</text:span></text:p>
            <text:p text:style-name="P1"><text:span text:style-name="Code"/></text:p>
          </table:table-cell>
        </table:table-row>
      </table:table>
      <text:p text:style-name="Standard"/>
      <text:p text:style-name="P14"><text:span text:style-name="Core">When initializing OpenGL, there needs to be separate routines for initializing OpenGL settings and the initial scene that will be loaded. In the future, the initial scene will be the title screne. Thus, scene loading must be separated from OpenGL settings loading. The scene data will be stored in a Scene object.</text:span></text:p>
      <text:p text:style-name="P14"><text:span text:style-name="Core"/></text:p>
      <text:p text:style-name="P12"><text:span text:style-name="Core">Pseudocode</text:span></text:p>
      <table:table table:name="Table3" table:style-name="Table3">
        <table:table-column table:style-name="Table3.A"/>
        <table:table-row>
          <table:table-cell table:style-name="Table3.A1" office:value-type="string">
            <text:p text:style-name="P1"><text:span text:style-name="Code_20_Comment">/******************************************************************</text:span></text:p>
            <text:p text:style-name="P1"><text:span text:style-name="Code_20_Comment">** </text:span><text:span text:style-name="Code_20_Comment"><text:span text:style-name="T12">Description: The Scene class will hold all the object data. It </text:span></text:span></text:p>
            <text:p text:style-name="P1"><text:span text:style-name="Code_20_Comment">** </text:span><text:span text:style-name="Code_20_Comment"><text:span text:style-name="T12">also handles drawing every object.</text:span></text:span></text:p>
            <text:p text:style-name="P1"><text:span text:style-name="Code_20_Comment">******************************************************************/</text:span></text:p>
            <text:p text:style-name="P1"><text:span text:style-name="Code">class Scene {</text:span></text:p>
            <text:p text:style-name="P1"><text:span text:style-name="Code"><text:tab/>private:</text:span></text:p>
            <text:p text:style-name="P1"><text:tab/><text:tab/><text:span text:style-name="Code_20_Comment">// Pointer to </text:span><text:span text:style-name="Code_20_Comment"><text:span text:style-name="T2">object array</text:span></text:span><text:span text:style-name="Code_20_Comment"> </text:span><text:span text:style-name="Code_20_Comment"><text:span text:style-name="T2">holding</text:span></text:span><text:span text:style-name="Code_20_Comment"> all objects in scene</text:span></text:p>
            <text:p text:style-name="P1"><text:span text:style-name="Code"><text:tab/><text:tab/>Object *objects</text:span></text:p>
            <text:p text:style-name="P1"><text:span text:style-name="Code"><text:tab/><text:tab/></text:span></text:p>
            <text:p text:style-name="P1"><text:span text:style-name="Code"><text:tab/>public:</text:span></text:p>
            <text:p text:style-name="Standard"><text:span text:style-name="T3"><text:tab/><text:tab/></text:span><text:span text:style-name="Code_20_Comment">// Constructors and </text:span><text:span text:style-name="Code_20_Comment"><text:span text:style-name="T2">destructors</text:span></text:span></text:p>
            <text:p text:style-name="P1"><text:span text:style-name="Code"><text:tab/><text:tab/>Scene()</text:span></text:p>
            <text:p text:style-name="P1"><text:span text:style-name="Code"><text:tab/><text:tab/>~Scene()</text:span></text:p>
            <text:p text:style-name="P1"><text:tab/><text:tab/><text:span text:style-name="Code_20_Comment">// These functions return integers signifying success</text:span></text:p>
            <text:p text:style-name="Standard"><text:span text:style-name="Code_20_Comment"><text:tab/><text:tab/>// 0 </text:span><text:span text:style-name="Code_20_Comment"><text:span text:style-name="T4">= </text:span></text:span><text:span text:style-name="Code_20_Comment">complete success, anything else is an error</text:span></text:p>
            <text:p text:style-name="P1"><text:span text:style-name="Code"><text:tab/><text:tab/>int load_scene(filepath_to_directory_with_scene_data)</text:span></text:p>
            <text:p text:style-name="P1"><text:span text:style-name="Code"><text:tab/><text:tab/></text:span><text:span text:style-name="Code"><text:span text:style-name="T13">void render()</text:span></text:span></text:p>
            <text:p text:style-name="P1"><text:span text:style-name="Code">}</text:span></text:p>
          </table:table-cell>
        </table:table-row>
      </table:table>
      <text:p text:style-name="P14"/>
      <text:p text:style-name="P22"/>
      <text:p text:style-name="P23">Every Object will need to hold the position data, vertex data, and images needed for every object. Each Object will render itself.</text:p>
      <text:p text:style-name="P23"/>
      <text:p text:style-name="P24">Pseudocode</text:p>
      <table:table table:name="Table4" table:style-name="Table4">
        <table:table-column table:style-name="Table4.A"/>
        <table:table-row>
          <table:table-cell table:style-name="Table4.A1" office:value-type="string">
            <text:p text:style-name="P26"><text:span text:style-name="Code_20_Comment">/******************************************************************</text:span></text:p>
            <text:p text:style-name="P26"><text:soft-page-break/><text:span text:style-name="Code_20_Comment">** </text:span><text:span text:style-name="Code_20_Comment"><text:span text:style-name="T26">Description: The Object class will hold the position data, vertex</text:span></text:span></text:p>
            <text:p text:style-name="P26"><text:span text:style-name="Code_20_Comment">** </text:span><text:span text:style-name="Code_20_Comment"><text:span text:style-name="T26">data, and images. Each Object loads, renders, and deletes itself.</text:span></text:span></text:p>
            <text:p text:style-name="P26"><text:span text:style-name="Code_20_Comment">******************************************************************/</text:span></text:p>
            <text:p text:style-name="P27"><text:span text:style-name="Code"/></text:p>
            <text:p text:style-name="P28"><text:span text:style-name="Code">#include "../glm/glm.hpp"</text:span></text:p>
            <text:p text:style-name="P27"><text:span text:style-name="Code"/></text:p>
            <text:p text:style-name="P27"><text:span text:style-name="Code"><text:span text:style-name="T27">class Object {</text:span></text:span></text:p>
            <text:p text:style-name="P27"><text:span text:style-name="Code"><text:tab/></text:span><text:span text:style-name="Code"><text:span text:style-name="T27">private:</text:span></text:span></text:p>
            <text:p text:style-name="P27"><text:span text:style-name="Code"><text:tab/><text:tab/></text:span><text:span text:style-name="Code"><text:span text:style-name="T28">glm::vec3 position;</text:span></text:span></text:p>
            <text:p text:style-name="P27"><text:span text:style-name="Code"><text:tab/><text:tab/></text:span><text:span text:style-name="Code"><text:span text:style-name="T29">float *vertex_data;</text:span></text:span></text:p>
            <text:p text:style-name="P27"><text:span text:style-name="Code"><text:tab/><text:tab/></text:span></text:p>
            <text:p text:style-name="P27"><text:span text:style-name="Code"><text:tab/></text:span><text:span text:style-name="Code"><text:span text:style-name="T27">public:</text:span></text:span></text:p>
            <text:p text:style-name="P27"><text:span text:style-name="Code"><text:tab/><text:tab/></text:span></text:p>
            <text:p text:style-name="P27"><text:span text:style-name="Code"><text:span text:style-name="T27">};</text:span></text:span></text:p>
          </table:table-cell>
        </table:table-row>
      </table:table>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de_20_Comment" style:display-name="Code Comment" style:family="text">
      <style:text-properties fo:color="#2a6099" style:font-name="Courier New" fo:font-family="'Courier New'" style:font-style-name="Regular" style:font-family-generic="modern" style:font-pitch="fixed"/>
    </style:style>
    <style:style style:name="Code" style:family="text">
      <style:text-properties style:font-name="Courier New" fo:font-family="'Courier New'" style:font-style-name="Regular" style:font-family-generic="modern" style:font-pitch="fixed"/>
    </style:style>
    <style:style style:name="Core" style:family="text">
      <style:text-properties style:font-name="Georgia" fo:font-family="Georgia"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9T15:10:49.324000000</meta:creation-date>
    <dc:date>2020-10-14T13:30:11.438000000</dc:date>
    <meta:editing-duration>PT2H6M11S</meta:editing-duration>
    <meta:editing-cycles>55</meta:editing-cycles>
    <meta:generator>LibreOffice/6.3.0.4$Windows_X86_64 LibreOffice_project/057fc023c990d676a43019934386b85b21a9ee99</meta:generator>
    <meta:document-statistic meta:table-count="4" meta:image-count="0" meta:object-count="0" meta:page-count="5" meta:paragraph-count="166" meta:word-count="898" meta:character-count="7039" meta:non-whitespace-character-count="6152"/>
  </office:meta>
</office:document-meta>
</file>